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6-0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0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1704" calcext:value-type="float">
            <text:p>9.0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9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2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5824" calcext:value-type="float">
            <text:p>11.5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5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5648" calcext:value-type="float">
            <text:p>9.3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636" calcext:value-type="float">
            <text:p>8.9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1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1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5544" calcext:value-type="float">
            <text:p>9.3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6088" calcext:value-type="float">
            <text:p>9.0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1224" calcext:value-type="float">
            <text:p>9.0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8072" calcext:value-type="float">
            <text:p>8.9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1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9888" calcext:value-type="float">
            <text:p>9.0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6504" calcext:value-type="float">
            <text:p>9.3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876" calcext:value-type="float">
            <text:p>9.1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9176" calcext:value-type="float">
            <text:p>9.4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9448" calcext:value-type="float">
            <text:p>9.2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2936" calcext:value-type="float">
            <text:p>9.0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2768" calcext:value-type="float">
            <text:p>9.19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068" calcext:value-type="float">
            <text:p>9.2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4168" calcext:value-type="float">
            <text:p>8.9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0408" calcext:value-type="float">
            <text:p>9.3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4416" calcext:value-type="float">
            <text:p>9.42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8968" calcext:value-type="float">
            <text:p>9.2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1264" calcext:value-type="float">
            <text:p>9.3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2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4144" calcext:value-type="float">
            <text:p>9.5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3832" calcext:value-type="float">
            <text:p>9.3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9512" calcext:value-type="float">
            <text:p>9.0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7592" calcext:value-type="float">
            <text:p>8.9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5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1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5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9304" calcext:value-type="float">
            <text:p>8.9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78" calcext:value-type="float">
            <text:p>9.0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304" calcext:value-type="float">
            <text:p>9.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9032" calcext:value-type="float">
            <text:p>9.0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6 1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3352" calcext:value-type="float">
            <text:p>9.2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2288" calcext:value-type="float">
            <text:p>9.1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3896" calcext:value-type="float">
            <text:p>9.0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3208" calcext:value-type="float">
            <text:p>8.9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946086475701</text:p>
          </table:table-cell>
          <table:table-cell office:value-type="string" calcext:value-type="string">
            <text:p>Martin 7</text:p>
          </table:table-cell>
          <table:table-cell office:value-type="string" calcext:value-type="string">
            <text:p>2018-04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2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100" meta:object-count="0"/>
    <meta:user-defined meta:name="AppVersion">3.0</meta:user-defined>
  </office:meta>
</office:document-meta>
</file>